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Nordvestoe">
            <text:p>Nordvestoe</text:p>
          </table:table-cell>
          <table:table-cell office:value-type="string" office:value="radiocarbon">
            <text:p>radiocarbon</text:p>
          </table:table-cell>
          <table:table-cell office:value-type="string" office:value="AAR-1399">
            <text:p>AAR-1399</text:p>
          </table:table-cell>
          <table:table-cell office:value-type="float" office:value="76.721">
            <text:p>76.721</text:p>
          </table:table-cell>
          <table:table-cell office:value-type="float" office:value="-73.092">
            <text:p>-73.092</text:p>
          </table:table-cell>
          <table:table-cell office:value-type="float" office:value="7840.0">
            <text:p>7840.0</text:p>
          </table:table-cell>
          <table:table-cell office:value-type="float" office:value="90.0">
            <text:p>9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KellyEtal1999">
            <text:p>KellyEtal1999</text:p>
          </table:table-cell>
        </table:table-row>
        <table:table-row>
          <table:table-cell office:value-type="string" office:value="Nordvestoe">
            <text:p>Nordvestoe</text:p>
          </table:table-cell>
          <table:table-cell office:value-type="string" office:value="radiocarbon">
            <text:p>radiocarbon</text:p>
          </table:table-cell>
          <table:table-cell office:value-type="string" office:value="AAR-1400">
            <text:p>AAR-1400</text:p>
          </table:table-cell>
          <table:table-cell office:value-type="float" office:value="76.721">
            <text:p>76.721</text:p>
          </table:table-cell>
          <table:table-cell office:value-type="float" office:value="-73.092">
            <text:p>-73.092</text:p>
          </table:table-cell>
          <table:table-cell office:value-type="float" office:value="8820.0">
            <text:p>8820.0</text:p>
          </table:table-cell>
          <table:table-cell office:value-type="float" office:value="110.0">
            <text:p>110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7.0">
            <text:p>7.0</text:p>
          </table:table-cell>
          <table:table-cell office:value-type="float" office:value="1.4000000000000001">
            <text:p>1.4000000000000001</text:p>
          </table:table-cell>
          <table:table-cell office:value-type="float" office:value="1.4000000000000001">
            <text:p>1.4000000000000001</text:p>
          </table:table-cell>
          <table:table-cell office:value-type="string" office:value="KellyEtal1999">
            <text:p>KellyEtal1999</text:p>
          </table:table-cell>
        </table:table-row>
        <table:table-row>
          <table:table-cell office:value-type="string" office:value="Nordvestoe">
            <text:p>Nordvestoe</text:p>
          </table:table-cell>
          <table:table-cell office:value-type="string" office:value="radiocarbon">
            <text:p>radiocarbon</text:p>
          </table:table-cell>
          <table:table-cell office:value-type="string" office:value="AAR-135">
            <text:p>AAR-135</text:p>
          </table:table-cell>
          <table:table-cell office:value-type="float" office:value="76.721">
            <text:p>76.721</text:p>
          </table:table-cell>
          <table:table-cell office:value-type="float" office:value="-73.092">
            <text:p>-73.092</text:p>
          </table:table-cell>
          <table:table-cell office:value-type="float" office:value="8930.0">
            <text:p>8930.0</text:p>
          </table:table-cell>
          <table:table-cell office:value-type="float" office:value="160.0">
            <text:p>16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13.0">
            <text:p>13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KellyEtal1999">
            <text:p>KellyEtal199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